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df4f8"/>
    </style:style>
    <style:style style:name="P2" style:family="paragraph" style:parent-style-name="Standard">
      <style:paragraph-properties fo:text-align="justify" style:justify-single-word="false"/>
      <style:text-properties officeooo:paragraph-rsid="0011e010"/>
    </style:style>
    <style:style style:name="P3" style:family="paragraph" style:parent-style-name="Standard">
      <style:paragraph-properties fo:text-align="justify" style:justify-single-word="false"/>
      <style:text-properties officeooo:rsid="0011e010" officeooo:paragraph-rsid="0011e010"/>
    </style:style>
    <style:style style:name="T1" style:family="text">
      <style:text-properties officeooo:rsid="000be4a7"/>
    </style:style>
    <style:style style:name="T2" style:family="text">
      <style:text-properties officeooo:rsid="000cf2ba"/>
    </style:style>
    <style:style style:name="T3" style:family="text">
      <style:text-properties officeooo:rsid="000df4f8"/>
    </style:style>
    <style:style style:name="T4" style:family="text">
      <style:text-properties fo:font-style="italic" style:font-style-asian="italic" style:font-style-complex="italic"/>
    </style:style>
    <style:style style:name="T5" style:family="text">
      <style:text-properties fo:font-style="italic" officeooo:rsid="000df4f8" style:font-style-asian="italic" style:font-style-complex="italic"/>
    </style:style>
    <style:style style:name="T6" style:family="text">
      <style:text-properties fo:font-style="italic" officeooo:rsid="000f0fd2" style:font-style-asian="italic" style:font-style-complex="italic"/>
    </style:style>
    <style:style style:name="T7" style:family="text">
      <style:text-properties fo:font-style="italic" officeooo:rsid="0010a80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f0fd2" style:font-style-asian="normal" style:font-style-complex="normal"/>
    </style:style>
    <style:style style:name="T10" style:family="text">
      <style:text-properties fo:font-style="normal" officeooo:rsid="000df4f8" style:font-style-asian="normal" style:font-style-complex="normal"/>
    </style:style>
    <style:style style:name="T11" style:family="text">
      <style:text-properties fo:font-style="normal" officeooo:rsid="0010a80c" style:font-style-asian="normal" style:font-style-complex="normal"/>
    </style:style>
    <style:style style:name="T12" style:family="text">
      <style:text-properties fo:font-style="normal" officeooo:rsid="0011e01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NASA stands for </text:span>National Aeronautics and Space Administration <text:span text:style-name="T2">and the domain of this agency itself demands the use of Big Data</text:span>. </text:p>
      <text:p text:style-name="P2"><text:span text:style-name="T1">With over 100 active missions, NASA processes approximately 24TB of data each day. Some missions require active processing of the data which is continually streamed from the space. As the technology for sending/receiving data advances, the data generated by the missions would also increase rapidly. NASA plans to use optical communication in the future which would greatly enhance the speed and quality of the data. The laser system tested in 2013 sent data from the moon to the Earth at 622 Mbps. For accurate predictions of the climate change, the data needs to be archived and this climate change data is estimated to grow to nearly 350PB by 2030. The Square Kilometre Array telescope, comprised of thousands of small antennas vastly spread across 3000kms, is slated to open in 2018 which would generate approximately 700TB of data per second.</text:span></text:p>
      <text:p text:style-name="P1"><text:span text:style-name="T3">These examples show the need for the proper management of such huge data. Depending upon the nature of the mission and the data generated, NASA takes different steps to process it. Curiosity Rover on Mars used </text:span><text:span text:style-name="T5">Mission Data Processing and Control System </text:span><text:span text:style-name="T10">to </text:span><text:span text:style-name="T9">process the raw data transmitted by it and present it visually so that it can be understood and processed easily by all the team members irrespective of their roles. The </text:span><text:span text:style-name="T6">NASA Center for Climate Simulation (NCCS), </text:span><text:span text:style-name="T9">which focuses on climate and weather data currently holds 32PB of data with total capacity of 37PB. The center also has a 17-by-6 visualization wall which displays data in the graphical format. The </text:span><text:span text:style-name="T6">Pleiades</text:span><text:span text:style-name="T9"> supercomputer is used to analyze the </text:span><text:span text:style-name="T11">astronomical data generated in some missions. For instance, the new Earth sized planets in the Milky Way galaxy were discovered by analyzing the star data gathered from Kepler spacecraft. The </text:span><text:span text:style-name="T7">NASA Earth Exchange (NEX) </text:span><text:span text:style-name="T11">is a platform which integrates supercomputer and data visualization and is used for scientific collaboration, knowledge sharing and research for the Earth Science community. Finally, it is making use of Amazon Web Services to utilize the advantages and flexibility of cloud computing. </text:span></text:p>
      <text:p text:style-name="P2"><text:span text:style-name="T11">O</text:span><text:span text:style-name="T12">ne of the biggest applications of using the analyzed data is the prediction of disastrous events when the airplane is in the flight. Using the </text:span><text:span text:style-name="T4">Multiple Kernel Anomaly Detection (MKAD)</text:span><text:span text:style-name="T8"> algorithm</text:span><text:span text:style-name="T12">, the agency observed similarities between two data streams and then analyzed them using a single framework to detect patterns.</text:span></text:p>
      <text:p text:style-name="P2"><text:span text:style-name="T12"/></text:p>
      <text:p text:style-name="P3"><text:span text:style-name="T8">References:</text:span></text:p>
      <text:p text:style-name="P3"><text:span text:style-name="T8">1. </text:span><text:a xlink:type="simple" xlink:href="https://open.nasa.gov/blog/what-is-nasa-doing-with-big-data-today/" text:style-name="Internet_20_link" text:visited-style-name="Visited_20_Internet_20_Link"><text:span text:style-name="T8">https://open.nasa.gov/blog/what-is-nasa-doing-with-big-data-today/</text:span></text:a></text:p>
      <text:p text:style-name="P3"><text:span text:style-name="T8">2. </text:span><text:a xlink:type="simple" xlink:href="https://nex.nasa.gov/nex/" text:style-name="Internet_20_link" text:visited-style-name="Visited_20_Internet_20_Link"><text:span text:style-name="T8">https://nex.nasa.gov/nex/</text:span></text:a></text:p>
      <text:p text:style-name="P3"><text:span text:style-name="T8">3. </text:span><text:a xlink:type="simple" xlink:href="http://www.datasciencecentral.com/profiles/blogs/big-data-at-nasa" text:style-name="Internet_20_link" text:visited-style-name="Visited_20_Internet_20_Link"><text:span text:style-name="T8">http://www.datasciencecentral.com/profiles/blogs/big-data-at-nasa</text:span></text:a></text:p>
      <text:p text:style-name="P3"><text:span text:style-name="T8">4. https://www.skatelescope.org/frequently-asked-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22:38:42.939153798</meta:creation-date>
    <dc:date>2016-06-02T23:48:32.346702564</dc:date>
    <meta:editing-duration>PT7M8S</meta:editing-duration>
    <meta:editing-cycles>1</meta:editing-cycles>
    <meta:document-statistic meta:table-count="0" meta:image-count="0" meta:object-count="0" meta:page-count="1" meta:paragraph-count="9" meta:word-count="414" meta:character-count="2747" meta:non-whitespace-character-count="2340"/>
    <meta:generator>LibreOffice/5.1.2.2$Linux_X86_64 LibreOffice_project/10m0$Build-2</meta:generator>
  </office:meta>
</office:document-meta>
</file>